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4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table_nr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ontent_type</text:p>
          </table:table-cell>
          <table:table-cell office:value-type="string" calcext:value-type="string">
            <text:p>table_type_apa</text:p>
          </table:table-cell>
          <table:table-cell office:value-type="string" calcext:value-type="string">
            <text:p>table_complexity</text:p>
          </table:table-cell>
          <table:table-cell office:value-type="string" calcext:value-type="string">
            <text:p>rotated</text:p>
          </table:table-cell>
          <table:table-cell office:value-type="string" calcext:value-type="string">
            <text:p>title_retrieved</text:p>
          </table:table-cell>
          <table:table-cell office:value-type="string" calcext:value-type="string">
            <text:p>header_retrieved</text:p>
          </table:table-cell>
          <table:table-cell office:value-type="string" calcext:value-type="string">
            <text:p>body_retrieved</text:p>
          </table:table-cell>
          <table:table-cell office:value-type="string" calcext:value-type="string">
            <text:p>footer_retrieved</text:p>
          </table:table-cell>
          <table:table-cell office:value-type="string" calcext:value-type="string">
            <text:p>header_aligned</text:p>
          </table:table-cell>
          <table:table-cell office:value-type="string" calcext:value-type="string">
            <text:p>nested_col</text:p>
          </table:table-cell>
          <table:table-cell office:value-type="string" calcext:value-type="string">
            <text:p>man_cols</text:p>
          </table:table-cell>
          <table:table-cell office:value-type="string" calcext:value-type="string">
            <text:p>cols_retrieved</text:p>
          </table:table-cell>
          <table:table-cell office:value-type="string" calcext:value-type="string">
            <text:p>nested_row</text:p>
          </table:table-cell>
          <table:table-cell office:value-type="string" calcext:value-type="string">
            <text:p>man_rows</text:p>
          </table:table-cell>
          <table:table-cell office:value-type="string" calcext:value-type="string">
            <text:p>rows_retrieved</text:p>
          </table:table-cell>
          <table:table-cell office:value-type="string" calcext:value-type="string">
            <text:p>discrepancy_cell_count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1007_s00213-016-4512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.1007_s00213-016-4512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correct extra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1007_s00213-016-4512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.1007_s00213-016-4512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.1007_s00213-016-4518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1007_s00213-016-4518-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.1007_s00213-016-4519-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uldn’t count, table rows were too confus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.1007_s00213-016-4519-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.1007_s00213-017-456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.1007_s00213-017-4564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.1007_s00213-017-4564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.1007_s12975-015-044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.1007_s12975-016-0474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ltiline text in one row split by softwa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.1007_s12975-016-0499-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.1007_s12975-017-0523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.1007_s12975-017-0523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.1007_s12975-017-0523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.1007_s12975-017-0526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.1007_s12975-017-0526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.1007_s12975-017-0526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.1016_j.amepre.2016.06.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.1016_j.amepre.2016.06.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7*19" office:value-type="float" office:value="133" calcext:value-type="float">
            <text:p>133</text:p>
          </table:table-cell>
          <table:table-cell office:value-type="string" calcext:value-type="string">
            <text:p>Missed an entire part of the tab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0.1016_j.amepre.2016.06.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.1016_j.amepre.2016.06.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.1016_j.amepre.2016.07.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.1016_j.amepre.2016.08.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missed header row for nested column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.1016_j.amepre.2016.08.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0.1016_j.amepre.2016.08.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0.1016_j.amepre.2016.08.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.1016_j.amepre.2016.08.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.1016_j.amepre.2016.09.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 missed header row for nested column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0.1016_j.amepre.2016.09.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.1016_j.amepre.2016.09.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.1016_j.jadohealth.2016.07.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0.1016_j.jadohealth.2016.07.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0.1016_j.jadohealth.2016.07.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0.1016_j.jadohealth.2016.08.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0.1016_j.jadohealth.2016.08.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0.1016_j.jadohealth.2016.08.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.1016_j.jadohealth.2016.08.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0.1016_j.jadohealth.2016.10.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0.1016_j.jadohealth.2016.10.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0.1016_j.jadohealth.2016.10.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0.1016_j.jadohealth.2016.10.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missed header row for nested column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.1016_j.jadohealth.2016.11.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0.1016_j.jadohealth.2016.11.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xt</text:p>
          </table:table-cell>
          <table:table-cell table:number-columns-repeated="15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0.1016_j.jadohealth.2016.11.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xt</text:p>
          </table:table-cell>
          <table:table-cell table:number-columns-repeated="15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.1016_j.jadohealth.2016.11.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0.1016_j.ypmed.2016.12.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0.1016_j.ypmed.2016.12.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ata</text:p>
          </table:table-cell>
          <table:table-cell table:number-columns-repeated="15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.1016_j.ypmed.2016.12.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0.1016_j.ypmed.2016.12.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0.1016_j.ypmed.2016.12.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.1016_j.ypmed.2016.12.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0.1016_j.ypmed.2016.12.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0.1016_j.ypmed.2016.12.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ses whole colum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0.1016_j.ypmed.2016.12.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0.1016_j.ypmed.2016.12.0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0.1016_j.ypmed.2016.12.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0.1016_j.ypmed.2016.12.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.1016_j.ypmed.2016.12.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0.1016_j.ypmed.2016.12.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0.1016_j.ypmed.2017.02.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0.1016_j.ypmed.2017.02.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.1016_j.ypmed.2017.02.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0.1016_j.ypmed.2017.02.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0.1016_S0140-6736(16)32055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0.1016_S0140-6736(16)32055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.1016_S0140-6736(16)32055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0.1016_S0140-6736(16)32381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0.1016_S0140-6736(17)30045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.1016_S0140-6736(17)30045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0.1016_S0140-6736(17)30045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0.1016_S0140-6736(17)3039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.1016_S0140-6736(17)30396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0.1016_S0140-6736(17)30396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0.1016_S0140-6736(17)30396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0.1016_S0140-6736(17)30396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0.1038_ejcn.2016.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.1038_ejcn.2016.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0.1038_ejcn.2016.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0.1038_ejcn.2016.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0.1038_ejcn.2016.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.1038_ejcn.2016.1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0.1038_ejcn.2016.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0.1038_ejcn.2016.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0.1038_ejcn.2016.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0.1038_ejcn.2016.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0.1038_ejcn.2016.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0.1038_ejcn.2016.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0.1038_ejcn.2016.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0.1038_ejcn.2016.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0.1038_ejcn.2016.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.1038_ejcn.2016.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0.1038_ejcn.2016.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0.1038_ijo.2016.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0.1038_ijo.2016.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0.1038_ijo.2016.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0.1038_ijo.2016.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.1038_ijo.2016.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0.1038_ijo.2016.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0.1038_ijo.2016.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0.1038_ijo.2016.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1038_ijo.2016.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Gene sequence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1038_ijo.2016.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1038_ijo.2016.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1038_ijo.2016.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1038_ijo.2016.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boxed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1038_pr.2016.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1038_pr.2016.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 lot of cells misplaced onto new row and not joined with previou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1038_pr.2016.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1038_pr.2016.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1038_pr.2016.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.1038_pr.2016.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1038_pr.2016.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.1038_pr.2016.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1038_pr.2016.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.1038_pr.2016.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1038_pr.2016.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1038_pr.2016.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1038_pr.2016.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.1038_pr.2016.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.1038_pr.2016.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1038_pr.2016.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.1038_pr.2016.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0.1038_pr.2016.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.1038_pr.2016.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0.1038_pr.2016.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0.1038_pr.2016.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 lot of misplaced cells and multiline problem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0.1038_srep43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0.1038_srep43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1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0.1038_srep43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0.1038_srep43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0.1038_srep43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0.1038_srep43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.1038_srep43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0.1038_srep433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0.1038_srep43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0.1038_srep43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0.1038_srep434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0.1038_srep43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0.1038_srep43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0.1080_00207454.2017.1283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0.1080_00207454.2017.1283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0.1080_00207454.2017.1283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0.1080_00207454.2017.1283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0.1080_00207454.2017.12833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 takes the note and adds it where it shouldn’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0.1080_00207454.2017.12833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0.1080_00207454.2017.12833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0.1080_01616412.2016.1275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0.1080_01616412.2016.1275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ed one row which was wrongly joined with header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0.1080_01616412.2016.1275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ed one row which was wrongly joined with header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0.1080_01616412.2016.1275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ed first secti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0.1097_j.pain.00000000000007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ed everything after line separato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0.1097_j.pain.0000000000000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0.1097_j.pain.00000000000007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0.1097_j.pain.0000000000000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0.1097_j.pain.0000000000000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0.1097_j.pain.00000000000007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0.1097_j.pain.00000000000007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0.1097_j.pain.00000000000007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0.1097_j.pain.0000000000000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0.1097_j.pain.00000000000007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.1097_j.pain.0000000000000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0.1097_j.pain.0000000000000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0.1097_j.pain.0000000000000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0.1097_j.pain.0000000000000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0.1097_j.pain.00000000000007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0.1097_j.pain.0000000000000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0.1097_j.pain.0000000000000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0.1097_j.pain.0000000000000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es everything everything line separato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0.1097_WNR.0000000000000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0.1097_WNR.0000000000000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0.1097_WNR.00000000000007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0.1097_WNR.0000000000000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0.1111_bph.13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chemical sequenc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0.1111_bph.13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0.1111_bph.13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0.1111_bph.13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.1111_bph.13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ene sequence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0.1111_bph.13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0.1111_bph.13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contains chemical sequnec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0.1111_bph.13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0.1111_bph.136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0.1111_bph.136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0.1111_bph.136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0.1111_ejn.13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0.1111_ejn.13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0.1111_ejn.133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0.1111_ejn.13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xt</text:p>
          </table:table-cell>
          <table:table-cell table:number-columns-repeated="15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0.1111_ejn.13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0.1111_ejn.13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0.1111_ejn.13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xt</text:p>
          </table:table-cell>
          <table:table-cell table:number-columns-repeated="15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0.1111_nyas.129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0.1111_nyas.12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0.1111_nyas.13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0.1111_nyas.13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0.1111_nyas.13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0.1111_nyas.13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number-columns-repeated="16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.1111_nyas.13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table:number-columns-repeated="16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0.1111_nyas.13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table:number-columns-repeated="16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0.1111_nyas.13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0.1136_bmjopen-2016-01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0.1136_bmjopen-2016-011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0.1136_bmjopen-2016-0117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0.1136_bmjopen-2016-0117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0.1136_bmjopen-2016-012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0.1136_bmjopen-2016-012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0.1136_bmjopen-2016-012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ta rows incorrectly aligned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0.1136_bmjopen-2016-012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0.1136_bmjopen-2016-013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0.1136_bmjopen-2016-013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0.1136_bmjopen-2016-013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table:number-columns-repeated="16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0.1136_bmjopen-2016-013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0.1136_bmjopen-2016-0137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0.1136_bmjopen-2016-0137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0.1136_bmjopen-2016-014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0.1136_bmjopen-2016-014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me table format as abov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0.1136_bmjopen-2016-014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0.1136_bmjopen-2016-0145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0.1136_jech-2015-206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0.1136_jech-2015-206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0.1136_jech-2015-207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0.1136_jech-2015-207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0.1136_jech-2015-207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0.1136_jech-2016-207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0.1136_jech-2016-207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0.1136_jech-2016-207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0.1136_jech-2016-207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52" calcext:value-type="float">
            <text:p>152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0.1136_jech-2016-207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0.1136_jech-2016-207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0.1136_jech-2016-208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0.1136_jech-2016-208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0.1136_jech-2016-208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0.1179_016164113X13756993777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.1179_016164113X137569937775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0.1179_016164113X137569937775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0.1179_016164113X13801151880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ssy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0.1179_016164113X13801151880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very confusing to code, two or three columns for example?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0.1179_1743132814Y.0000000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0.1179_1743132814Y.0000000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0.1179_1743132814Y.0000000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0.1179_1743132814Y.0000000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0.1179_1743132814Y.000000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0.1186_s12974-017-0795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0.1186_s12974-017-08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 sequence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0.1186_s12974-017-0812-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0.1186_s12974-017-0812-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0.1186_s12974-017-0817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.1186_s12974-017-0817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0.1186_s12974-017-0817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0.1186_s12974-017-0820-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row is incorporated in header for some reaso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0.1186_s12974-017-0820-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0.1371_journal.pbio.1002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0.1371_journal.pbio.1002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0.1371_journal.pbio.1002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0.1371_journal.pbio.10025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0.1371_journal.pbio.10025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0.1371_journal.pbio.10025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0.1371_journal.pbio.1002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10.1371_journal.pbio.1002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0.1371_journal.pbio.2000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0.1371_journal.pbio.2000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0.1371_journal.pone.0173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10.1371_journal.pone.0173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0.1371_journal.pone.01730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10.1371_journal.pone.0173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0.1371_journal.pone.0173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10.1371_journal.pone.0173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10.1371_journal.pone.0173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10.1371_journal.pone.0173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10.1371_journal.pone.0173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10.1371_journal.pone.0173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0.1371_journal.pone.0173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10.1371_journal.pone.0173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0.1371_journal.pone.0173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id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ridded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2">
          <table:table-cell table:style-name="ce1"/>
          <table:table-cell table:style-name="ce4" office:value-type="string" calcext:value-type="string">
            <text:p>Detection limit (pg/ml)</text:p>
          </table:table-cell>
          <table:table-cell table:style-name="ce4" office:value-type="string" calcext:value-type="string">
            <text:p>Intra-assay variation (%)</text:p>
          </table:table-cell>
          <table:table-cell table:style-name="ce4" office:value-type="string" calcext:value-type="string">
            <text:p>Recovery percentage range (90â€“110%)</text:p>
          </table:table-cell>
          <table:table-cell/>
          <table:table-cell table:style-name="ce4" table:number-columns-repeated="2"/>
          <table:table-cell table:style-name="Default"/>
          <table:table-cell table:style-name="ce2"/>
        </table:table-row>
        <table:table-row table:style-name="ro2">
          <table:table-cell office:value-type="string" calcext:value-type="string">
            <text:p>BCA1/CXCL13</text:p>
          </table:table-cell>
          <table:table-cell table:style-name="ce2" office:value-type="string" calcext:value-type="string">
            <text:p>Chemokine (C-X-C motif) ligand 13 (CXCL13) or</text:p>
          </table:table-cell>
          <table:table-cell table:style-name="ce2" office:value-type="string" calcext:value-type="string">
            <text:p>0.42â€“669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/>
          <table:table-cell table:style-name="ce5"/>
        </table:table-row>
        <table:table-row table:style-name="ro3">
          <table:table-cell table:style-name="ce3"/>
          <table:table-cell table:style-name="ce2" office:value-type="string" calcext:value-type="string">
            <text:p>B lymphocyte chemoattractant (BLC) or</text:p>
          </table:table-cell>
          <table:table-cell table:number-columns-repeated="2"/>
          <table:table-cell table:style-name="ce3" table:number-columns-repeated="3"/>
          <table:table-cell table:style-name="ce2" table:number-columns-repeated="2"/>
        </table:table-row>
        <table:table-row table:style-name="ro2">
          <table:table-cell table:style-name="ce3"/>
          <table:table-cell table:style-name="ce2" office:value-type="string" calcext:value-type="string">
            <text:p>B cell-attracting chemokine 1 (BCA-1)</text:p>
          </table:table-cell>
          <table:table-cell table:number-columns-repeated="2"/>
          <table:table-cell table:style-name="ce3" table:number-columns-repeated="2"/>
          <table:table-cell table:style-name="ce2"/>
          <table:table-cell/>
          <table:table-cell table:style-name="ce2"/>
        </table:table-row>
        <table:table-row table:style-name="ro2">
          <table:table-cell office:value-type="string" calcext:value-type="string">
            <text:p>SDF1Î±Î²/CXCL12</text:p>
          </table:table-cell>
          <table:table-cell table:style-name="ce2" office:value-type="string" calcext:value-type="string">
            <text:p>C-X-C motif chemokine 12 (CXCL12) or stromal</text:p>
          </table:table-cell>
          <table:table-cell table:style-name="ce2" office:value-type="string" calcext:value-type="string">
            <text:p>12.73â€“160,858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3">
          <table:table-cell table:style-name="ce3"/>
          <table:table-cell table:style-name="ce2" office:value-type="string" calcext:value-type="string">
            <text:p>cell-derived factor 1 (SDF1)</text:p>
          </table:table-cell>
          <table:table-cell table:number-columns-repeated="2"/>
          <table:table-cell table:style-name="ce3"/>
          <table:table-cell table:style-name="ce2"/>
          <table:table-cell table:style-name="ce3"/>
          <table:table-cell table:style-name="ce2" table:number-columns-repeated="2"/>
        </table:table-row>
        <table:table-row table:style-name="ro3">
          <table:table-cell office:value-type="string" calcext:value-type="string">
            <text:p>6Ckine/CCL21</text:p>
          </table:table-cell>
          <table:table-cell table:style-name="ce2" office:value-type="string" calcext:value-type="string">
            <text:p>Chemokine (C-C motif) ligand 21</text:p>
          </table:table-cell>
          <table:table-cell table:style-name="ce2" office:value-type="string" calcext:value-type="string">
            <text:p>11.30â€“160,6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office:value-type="string" calcext:value-type="string">
            <text:p>IP10/CXCL10</text:p>
          </table:table-cell>
          <table:table-cell table:style-name="ce2" office:value-type="string" calcext:value-type="string">
            <text:p>C-X-C motif chemokine 10 (CXCL10) or interferon</text:p>
          </table:table-cell>
          <table:table-cell table:style-name="ce2" office:value-type="string" calcext:value-type="string">
            <text:p>1.04â€“14,66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3"/>
          <table:table-cell table:style-name="ce2" office:value-type="string" calcext:value-type="string">
            <text:p>gamma-induced protein 10 (IP-10)</text:p>
          </table:table-cell>
          <table:table-cell table:number-columns-repeated="2"/>
          <table:table-cell table:style-name="ce3"/>
          <table:table-cell table:style-name="ce2" table:number-columns-repeated="2"/>
          <table:table-cell/>
          <table:table-cell table:style-name="ce2"/>
        </table:table-row>
        <table:table-row table:style-name="ro4">
          <table:table-cell office:value-type="string" calcext:value-type="string">
            <text:p>BAFF/TNFSF13B</text:p>
          </table:table-cell>
          <table:table-cell table:style-name="ce2" office:value-type="string" calcext:value-type="string">
            <text:p>B cell activating factor (BAFF) or tumour necrosis</text:p>
          </table:table-cell>
          <table:table-cell table:style-name="ce2" office:value-type="string" calcext:value-type="string">
            <text:p>70.19â€“197,93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3"/>
          <table:table-cell table:style-name="ce2" office:value-type="string" calcext:value-type="string">
            <text:p>factor ligand superfamily member 13B (TNFSF13B)</text:p>
          </table:table-cell>
          <table:table-cell table:number-columns-repeated="2"/>
          <table:table-cell table:style-name="ce3" table:number-columns-repeated="3"/>
          <table:table-cell table:style-name="ce2" table:number-columns-repeated="2"/>
        </table:table-row>
        <table:table-row table:style-name="ro5">
          <table:table-cell office:value-type="string" calcext:value-type="string">
            <text:p>APRIL/TNFSF13</text:p>
          </table:table-cell>
          <table:table-cell table:style-name="ce2" office:value-type="string" calcext:value-type="string">
            <text:p>A proliferation-inducing ligand (APRIL), or tumour</text:p>
          </table:table-cell>
          <table:table-cell table:style-name="ce2" office:value-type="string" calcext:value-type="string">
            <text:p>906.31â€“4,745,900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03" calcext:value-type="float">
            <text:p>103</text:p>
          </table:table-cell>
          <table:table-cell table:style-name="ce3" table:number-columns-repeated="2"/>
          <table:table-cell table:style-name="ce2" table:number-columns-repeated="2"/>
        </table:table-row>
        <table:table-row table:style-name="ro4">
          <table:table-cell table:style-name="ce3"/>
          <table:table-cell table:style-name="ce2" office:value-type="string" calcext:value-type="string">
            <text:p>necrosis factor ligand superfamily member 13 (TNFSF13)</text:p>
          </table:table-cell>
          <table:table-cell table:number-columns-repeated="2"/>
          <table:table-cell table:style-name="ce3" table:number-columns-repeated="2"/>
          <table:table-cell table:style-name="ce2"/>
          <table:table-cell/>
          <table:table-cell table:style-name="ce2"/>
        </table:table-row>
        <table:table-row table:style-name="ro4">
          <table:table-cell office:value-type="string" calcext:value-type="string">
            <text:p>TWEAK/TNFSF12</text:p>
          </table:table-cell>
          <table:table-cell table:style-name="ce2" office:value-type="string" calcext:value-type="string">
            <text:p>TNF-related weak inducer of apoptosis (TWEAK) or tumour</text:p>
          </table:table-cell>
          <table:table-cell table:style-name="ce2" office:value-type="string" calcext:value-type="string">
            <text:p>3.59â€“6346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06" calcext:value-type="float">
            <text:p>106</text:p>
          </table:table-cell>
          <table:table-cell table:style-name="ce3" table:number-columns-repeated="2"/>
          <table:table-cell table:style-name="ce2" table:number-columns-repeated="2"/>
        </table:table-row>
        <table:table-row table:style-name="ro2">
          <table:table-cell table:style-name="ce3"/>
          <table:table-cell table:style-name="ce2" office:value-type="string" calcext:value-type="string">
            <text:p>necrosis factor ligand superfamily member 12</text:p>
          </table:table-cell>
          <table:table-cell table:number-columns-repeated="2"/>
          <table:table-cell table:style-name="ce3" table:number-columns-repeated="3"/>
          <table:table-cell/>
          <table:table-cell table:style-name="ce2"/>
        </table:table-row>
        <table:table-row table:style-name="ro4">
          <table:table-cell office:value-type="string" calcext:value-type="string">
            <text:p>LIGTH/TNFSF14</text:p>
          </table:table-cell>
          <table:table-cell table:style-name="ce2" office:value-type="string" calcext:value-type="string">
            <text:p>Tumour necrosis factor superfamily member 14 (TNFSF14)</text:p>
          </table:table-cell>
          <table:table-cell table:style-name="ce2" office:value-type="string" calcext:value-type="string">
            <text:p>1.92â€“464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98" calcext:value-type="float">
            <text:p>98</text:p>
          </table:table-cell>
          <table:table-cell table:style-name="ce3"/>
          <table:table-cell table:style-name="ce2"/>
          <table:table-cell/>
          <table:table-cell table:style-name="ce2"/>
        </table:table-row>
        <table:table-row table:style-name="ro3">
          <table:table-cell office:value-type="string" calcext:value-type="string">
            <text:p>TNFÎ±</text:p>
          </table:table-cell>
          <table:table-cell table:style-name="ce2" office:value-type="string" calcext:value-type="string">
            <text:p>Tumour necrosis factor alpha</text:p>
          </table:table-cell>
          <table:table-cell table:style-name="ce2" office:value-type="string" calcext:value-type="string">
            <text:p>0.24â€“13,14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9" calcext:value-type="float">
            <text:p>99</text:p>
          </table:table-cell>
          <table:table-cell table:style-name="ce3" table:number-columns-repeated="2"/>
          <table:table-cell/>
          <table:table-cell table:style-name="ce2"/>
        </table:table-row>
        <table:table-row table:style-name="ro4">
          <table:table-cell office:value-type="string" calcext:value-type="string">
            <text:p>sTNFR1</text:p>
          </table:table-cell>
          <table:table-cell table:style-name="ce2" office:value-type="string" calcext:value-type="string">
            <text:p>Soluble- tumour necrosis factor-receptor 1</text:p>
          </table:table-cell>
          <table:table-cell table:style-name="ce2" office:value-type="string" calcext:value-type="string">
            <text:p>2.33â€“48,04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/>
          <table:table-cell/>
          <table:table-cell table:style-name="ce2"/>
        </table:table-row>
        <table:table-row table:style-name="ro4">
          <table:table-cell office:value-type="string" calcext:value-type="string">
            <text:p>sTNFR2</text:p>
          </table:table-cell>
          <table:table-cell table:style-name="ce2" office:value-type="string" calcext:value-type="string">
            <text:p>Soluble- tumour necrosis factor-receptor 2</text:p>
          </table:table-cell>
          <table:table-cell table:style-name="ce2" office:value-type="string" calcext:value-type="string">
            <text:p>3.72â€“63,48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3"/>
          <table:table-cell/>
          <table:table-cell table:style-name="ce2"/>
        </table:table-row>
        <table:table-row table:style-name="ro4">
          <table:table-cell office:value-type="string" calcext:value-type="string">
            <text:p>MIP3Î²/CCL19</text:p>
          </table:table-cell>
          <table:table-cell table:style-name="ce2" office:value-type="string" calcext:value-type="string">
            <text:p>Chemokine (C-C motif) ligand 19 (CCL19) or EBI1 ligand</text:p>
          </table:table-cell>
          <table:table-cell table:style-name="ce2" office:value-type="string" calcext:value-type="string">
            <text:p>3.08â€“49,150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3"/>
          <table:table-cell table:style-name="ce2" office:value-type="string" calcext:value-type="string">
            <text:p>chemokine (ELC) or macrophage inflammatory</text:p>
          </table:table-cell>
          <table:table-cell table:number-columns-repeated="2"/>
          <table:table-cell table:style-name="ce3" table:number-columns-repeated="3"/>
          <table:table-cell table:number-columns-repeated="2"/>
        </table:table-row>
        <table:table-row table:style-name="ro6">
          <table:table-cell table:style-name="ce3"/>
          <table:table-cell table:style-name="ce2" office:value-type="string" calcext:value-type="string">
            <text:p>protein-3-beta (MIP-3-beta)</text:p>
          </table:table-cell>
          <table:table-cell table:number-columns-repeated="2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MIG/CXCL9</text:p>
          </table:table-cell>
          <table:table-cell table:style-name="ce2" office:value-type="string" calcext:value-type="string">
            <text:p>Chemokine (C-X-C motif) ligand 9 (CXCL9) or monokine</text:p>
          </table:table-cell>
          <table:table-cell table:style-name="ce2" office:value-type="string" calcext:value-type="string">
            <text:p>1.19â€“23,64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3"/>
          <table:table-cell table:style-name="ce2"/>
          <table:table-cell/>
        </table:table-row>
        <table:table-row table:style-name="ro2">
          <table:table-cell table:style-name="ce3"/>
          <table:table-cell table:style-name="ce2" office:value-type="string" calcext:value-type="string">
            <text:p>induced by gamma interferon (MIG)</text:p>
          </table:table-cell>
          <table:table-cell table:number-columns-repeated="2"/>
          <table:table-cell table:style-name="ce3"/>
          <table:table-cell table:style-name="ce2"/>
          <table:table-cell table:style-name="ce3"/>
          <table:table-cell table:number-columns-repeated="2"/>
        </table:table-row>
        <table:table-row table:style-name="ro4">
          <table:table-cell office:value-type="string" calcext:value-type="string">
            <text:p>sCD163</text:p>
          </table:table-cell>
          <table:table-cell table:style-name="ce2" office:value-type="string" calcext:value-type="string">
            <text:p>Soluble-CD163 (Cluster of Differentiation 163)</text:p>
          </table:table-cell>
          <table:table-cell table:style-name="ce2" office:value-type="string" calcext:value-type="string">
            <text:p>0.38â€“10,49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GM-CSF</text:p>
          </table:table-cell>
          <table:table-cell table:style-name="ce2" office:value-type="string" calcext:value-type="string">
            <text:p>Granulocyte-macrophage colony-stimulating factor</text:p>
          </table:table-cell>
          <table:table-cell table:style-name="ce2" office:value-type="string" calcext:value-type="string">
            <text:p>2.32â€“34,02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3"/>
          <table:table-cell table:number-columns-repeated="2"/>
        </table:table-row>
        <table:table-row table:style-name="ro4">
          <table:table-cell table:style-name="ce3"/>
          <table:table-cell table:style-name="ce2" office:value-type="string" calcext:value-type="string">
            <text:p>(GM-CSF) or colony-stimulating factor 2 (CSF2)</text:p>
          </table:table-cell>
          <table:table-cell table:number-columns-repeated="2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INFÎ±2</text:p>
          </table:table-cell>
          <table:table-cell table:style-name="ce2" office:value-type="string" calcext:value-type="string">
            <text:p>Interferon alpha-2</text:p>
          </table:table-cell>
          <table:table-cell table:style-name="ce2" office:value-type="string" calcext:value-type="string">
            <text:p>1.24â€“19,33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99" calcext:value-type="float">
            <text:p>99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NFÎ²</text:p>
          </table:table-cell>
          <table:table-cell table:style-name="ce2" office:value-type="string" calcext:value-type="string">
            <text:p>Interferon beta</text:p>
          </table:table-cell>
          <table:table-cell table:style-name="ce2" office:value-type="string" calcext:value-type="string">
            <text:p>1.50â€“87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/>
          <table:table-cell table:number-columns-repeated="2"/>
        </table:table-row>
        <table:table-row table:style-name="ro6">
          <table:table-cell office:value-type="string" calcext:value-type="string">
            <text:p>INFÎ³</text:p>
          </table:table-cell>
          <table:table-cell table:style-name="ce2" office:value-type="string" calcext:value-type="string">
            <text:p>Interferon gamma</text:p>
          </table:table-cell>
          <table:table-cell table:style-name="ce2" office:value-type="string" calcext:value-type="string">
            <text:p>1.50â€“23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9" calcext:value-type="float">
            <text:p>99</text:p>
          </table:table-cell>
          <table:table-cell table:style-name="ce3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IL1Î²</text:p>
          </table:table-cell>
          <table:table-cell table:style-name="ce2" office:value-type="string" calcext:value-type="string">
            <text:p>Interleukin-1 beta</text:p>
          </table:table-cell>
          <table:table-cell table:style-name="ce2" office:value-type="string" calcext:value-type="string">
            <text:p>0.15â€“23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2" calcext:value-type="float">
            <text:p>102</text:p>
          </table:table-cell>
          <table:table-cell table:style-name="ce3"/>
          <table:table-cell table:style-name="ce2"/>
          <table:table-cell table:number-columns-repeated="2"/>
        </table:table-row>
        <table:table-row table:style-name="ro6">
          <table:table-cell office:value-type="string" calcext:value-type="string">
            <text:p>IL2</text:p>
          </table:table-cell>
          <table:table-cell table:style-name="ce2" office:value-type="string" calcext:value-type="string">
            <text:p>Interleukin-2</text:p>
          </table:table-cell>
          <table:table-cell table:style-name="ce2" office:value-type="string" calcext:value-type="string">
            <text:p>0.47â€“10,3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8" calcext:value-type="float">
            <text:p>98</text:p>
          </table:table-cell>
          <table:table-cell table:style-name="ce3"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L4</text:p>
          </table:table-cell>
          <table:table-cell table:style-name="ce2" office:value-type="string" calcext:value-type="string">
            <text:p>Interleukin-4</text:p>
          </table:table-cell>
          <table:table-cell table:style-name="ce2" office:value-type="string" calcext:value-type="string">
            <text:p>0.35â€“525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IL6</text:p>
          </table:table-cell>
          <table:table-cell table:style-name="ce2" office:value-type="string" calcext:value-type="string">
            <text:p>Interleukin-6</text:p>
          </table:table-cell>
          <table:table-cell table:style-name="ce2" office:value-type="string" calcext:value-type="string">
            <text:p>0.68â€“57,16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9" calcext:value-type="float">
            <text:p>99</text:p>
          </table:table-cell>
          <table:table-cell table:style-name="ce3"/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IL8/CXCL8</text:p>
          </table:table-cell>
          <table:table-cell table:style-name="ce2" office:value-type="string" calcext:value-type="string">
            <text:p>Interleukin-8 (C-X-C motif) or chemokine</text:p>
          </table:table-cell>
          <table:table-cell table:style-name="ce2" office:value-type="string" calcext:value-type="string">
            <text:p>11.56â€“85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style-name="ce3" table:number-columns-repeated="2"/>
          <table:table-cell table:number-columns-repeated="2"/>
        </table:table-row>
        <table:table-row table:style-name="ro6">
          <table:table-cell table:style-name="ce3"/>
          <table:table-cell table:style-name="ce2" office:value-type="string" calcext:value-type="string">
            <text:p>ligand 8, CXCL8)</text:p>
          </table:table-cell>
          <table:table-cell table:number-columns-repeated="2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L10</text:p>
          </table:table-cell>
          <table:table-cell table:style-name="ce2" office:value-type="string" calcext:value-type="string">
            <text:p>Interleukin-10</text:p>
          </table:table-cell>
          <table:table-cell table:style-name="ce2" office:value-type="string" calcext:value-type="string">
            <text:p>0.84â€“29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3"/>
          <table:table-cell table:number-columns-repeated="2"/>
        </table:table-row>
        <table:table-row table:style-name="ro6">
          <table:table-cell office:value-type="string" calcext:value-type="string">
            <text:p>OPN</text:p>
          </table:table-cell>
          <table:table-cell table:style-name="ce2" office:value-type="string" calcext:value-type="string">
            <text:p>Osteopontin</text:p>
          </table:table-cell>
          <table:table-cell table:style-name="ce2" office:value-type="string" calcext:value-type="string">
            <text:p>123.64â€“286,066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MMP1</text:p>
          </table:table-cell>
          <table:table-cell table:style-name="ce2" office:value-type="string" calcext:value-type="string">
            <text:p>Matrix metallopeptidase 1</text:p>
          </table:table-cell>
          <table:table-cell table:style-name="ce2" office:value-type="string" calcext:value-type="string">
            <text:p>298.2â€“216,43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/>
          <table:table-cell/>
        </table:table-row>
        <table:table-row table:style-name="ro3">
          <table:table-cell office:value-type="string" calcext:value-type="string">
            <text:p>MMP2</text:p>
          </table:table-cell>
          <table:table-cell table:style-name="ce2" office:value-type="string" calcext:value-type="string">
            <text:p>Matrix metallopeptidase 2</text:p>
          </table:table-cell>
          <table:table-cell table:style-name="ce2" office:value-type="string" calcext:value-type="string">
            <text:p>90.63â€“2,109,03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04" calcext:value-type="float">
            <text:p>104</text:p>
          </table:table-cell>
          <table:table-cell table:style-name="ce3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MIF</text:p>
          </table:table-cell>
          <table:table-cell table:style-name="ce2" office:value-type="string" calcext:value-type="string">
            <text:p>Macrophage migration inhibitor factor</text:p>
          </table:table-cell>
          <table:table-cell table:style-name="ce2" office:value-type="string" calcext:value-type="string">
            <text:p>8.25â€“456,46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03" calcext:value-type="float">
            <text:p>103</text:p>
          </table:table-cell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number-columns-repeated="2"/>
          <table:table-cell table:style-name="ce2"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table:style-name="ce2" table:number-columns-repeated="6"/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/>
          <table:table-cell table:style-name="ce3" table:number-columns-repeated="3"/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/>
          <table:table-cell table:style-name="ce3" table:number-columns-repeated="2"/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number-columns-repeated="3"/>
          <table:table-cell table:style-name="ce3" table:number-columns-repeated="3"/>
          <table:table-cell table:number-columns-repeated="2"/>
        </table:table-row>
        <table:table-row table:style-name="ro1">
          <table:table-cell table:style-name="ce3"/>
          <table:table-cell table:number-columns-repeated="2"/>
          <table:table-cell table:style-name="ce2" table:number-columns-repeated="4"/>
          <table:table-cell table:number-columns-repeated="2"/>
        </table:table-row>
        <table:table-row table:style-name="ro1">
          <table:table-cell table:style-name="ce3"/>
          <table:table-cell table:number-columns-repeated="2"/>
          <table:table-cell table:style-name="ce2"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table:style-name="ce2" table:number-columns-repeated="6"/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"/>
          <table:table-cell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"/>
          <table:table-cell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3" table:number-columns-repeated="3"/>
          <table:table-cell table:style-name="ce2"/>
          <table:table-cell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"/>
          <table:table-cell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2"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4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4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0:12:16.322541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4:31:49.245035144</meta:creation-date>
    <dc:date>2017-04-24T20:27:18.211007764</dc:date>
    <meta:editing-duration>P1DT3H19M5S</meta:editing-duration>
    <meta:editing-cycles>67</meta:editing-cycles>
    <meta:generator>LibreOffice/5.2.6.2$Linux_X86_64 LibreOffice_project/20$Build-2</meta:generator>
    <meta:document-statistic meta:table-count="2" meta:cell-count="5769" meta:object-count="0"/>
  </office:meta>
</office:document-meta>
</file>